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49mm"/>
    </style:style>
    <style:style style:name="co2" style:family="table-column">
      <style:table-column-properties fo:break-before="auto" style:column-width="128.59mm"/>
    </style:style>
    <style:style style:name="co3" style:family="table-column">
      <style:table-column-properties fo:break-before="auto" style:column-width="24.08mm"/>
    </style:style>
    <style:style style:name="co4" style:family="table-column">
      <style:table-column-properties fo:break-before="auto" style:column-width="19.31mm"/>
    </style:style>
    <style:style style:name="co5" style:family="table-column">
      <style:table-column-properties fo:break-before="auto" style:column-width="31.7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ctivité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0" table:default-cell-style-name="Default"/>
        <table:table-column table:style-name="co5" table:number-columns-repeated="99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ctivités</text:p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utre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ynchronisation base de développement avec la base de production.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bservation du patch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bservation des entités de la BD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cherche dans le dump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cherche de syntaxe dans le dump</text:p>
          </table:table-cell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xécution d’une requête SELECT depuis l’IDE</text:p>
          </table:table-cell>
          <table:table-cell table:number-columns-repeated="10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xécution d’une requête INSERT/UPDATE/DELETE depuis l’IDE</text:p>
          </table:table-cell>
          <table:table-cell table:number-columns-repeated="102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xécution d’une requête DDL depuis le mode graphique de l’IDE</text:p>
          </table:table-cell>
          <table:table-cell table:number-columns-repeated="102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Exécution d’une/de requête(s) DDL</text:p>
          </table:table-cell>
          <table:table-cell table:number-columns-repeated="10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odification du patch</text:p>
          </table:table-cell>
          <table:table-cell table:number-columns-repeated="102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Vérification de l’application des changements</text:p>
          </table:table-cell>
          <table:table-cell table:number-columns-repeated="10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ise à jour du plan de migration</text:p>
          </table:table-cell>
          <table:table-cell table:number-columns-repeated="102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nsultation de la documentation de PostgreSQL</text:p>
          </table:table-cell>
          <table:table-cell table:number-columns-repeated="102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onsultation du plan de migration</text:p>
          </table:table-cell>
          <table:table-cell table:number-columns-repeated="102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odification du code dans l'éditeur de requêtes</text:p>
          </table:table-cell>
          <table:table-cell table:number-columns-repeated="102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Lancement de tests écrit dans un langage externe</text:p>
          </table:table-cell>
          <table:table-cell table:number-columns-repeated="102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Inactivité</text:p>
          </table:table-cell>
          <table:table-cell table:number-columns-repeated="1022"/>
        </table:table-row>
        <table:table-row table:style-name="ro1" table:number-rows-repeated="980">
          <table:table-cell table:number-columns-repeated="102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18:06:34.22995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MacOSX_X86_64 LibreOffice_project/2524958677847fb3bb44820e40380acbe820f960</meta:generator>
    <dc:date>2018-07-13T18:06:42.184898000</dc:date>
    <meta:editing-duration>PT19S</meta:editing-duration>
    <meta:editing-cycles>2</meta:editing-cycles>
    <meta:document-statistic meta:table-count="1" meta:cell-count="38" meta:object-count="0"/>
  </office:meta>
</office:document-meta>
</file>